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4f10" officeooo:paragraph-rsid="00114f10" style:font-weight-asian="bold" style:font-weight-complex="bold"/>
    </style:style>
    <style:style style:name="P2" style:family="paragraph" style:parent-style-name="Standard">
      <style:text-properties fo:font-weight="bold" officeooo:rsid="001257cd" officeooo:paragraph-rsid="001257cd" style:font-weight-asian="bold" style:font-weight-complex="bold"/>
    </style:style>
    <style:style style:name="P3" style:family="paragraph" style:parent-style-name="Standard">
      <style:text-properties fo:font-weight="bold" officeooo:rsid="0012d1f2" officeooo:paragraph-rsid="0012d1f2" style:font-weight-asian="bold" style:font-weight-complex="bold"/>
    </style:style>
    <style:style style:name="P4" style:family="paragraph" style:parent-style-name="Standard">
      <style:text-properties fo:font-weight="bold" officeooo:rsid="0014ccaf" officeooo:paragraph-rsid="0014ccaf" style:font-weight-asian="bold" style:font-weight-complex="bold"/>
    </style:style>
    <style:style style:name="P5" style:family="paragraph" style:parent-style-name="Standard">
      <style:text-properties fo:font-weight="bold" officeooo:rsid="00166428" officeooo:paragraph-rsid="00166428" style:font-weight-asian="bold" style:font-weight-complex="bold"/>
    </style:style>
    <style:style style:name="P6" style:family="paragraph" style:parent-style-name="Standard">
      <style:text-properties fo:font-weight="bold" officeooo:rsid="00182f3c" officeooo:paragraph-rsid="00182f3c" style:font-weight-asian="bold" style:font-weight-complex="bold"/>
    </style:style>
    <style:style style:name="P7" style:family="paragraph" style:parent-style-name="Standard">
      <style:text-properties officeooo:rsid="00166428" officeooo:paragraph-rsid="00166428"/>
    </style:style>
    <style:style style:name="P8" style:family="paragraph" style:parent-style-name="Standard">
      <style:text-properties fo:font-weight="normal" officeooo:rsid="00114f10" officeooo:paragraph-rsid="00114f10" style:font-weight-asian="normal" style:font-weight-complex="normal"/>
    </style:style>
    <style:style style:name="P9" style:family="paragraph" style:parent-style-name="Standard">
      <style:text-properties fo:font-weight="normal" officeooo:rsid="001257cd" officeooo:paragraph-rsid="001257cd" style:font-weight-asian="normal" style:font-weight-complex="normal"/>
    </style:style>
    <style:style style:name="P10" style:family="paragraph" style:parent-style-name="Standard">
      <style:text-properties fo:font-weight="normal" officeooo:rsid="001257cd" officeooo:paragraph-rsid="00114f10" style:font-weight-asian="normal" style:font-weight-complex="normal"/>
    </style:style>
    <style:style style:name="P11" style:family="paragraph" style:parent-style-name="Standard">
      <style:text-properties fo:font-weight="normal" officeooo:rsid="0012d1f2" officeooo:paragraph-rsid="0012d1f2" style:font-weight-asian="normal" style:font-weight-complex="normal"/>
    </style:style>
    <style:style style:name="P12" style:family="paragraph" style:parent-style-name="Standard">
      <style:text-properties fo:font-weight="normal" officeooo:rsid="0014ccaf" officeooo:paragraph-rsid="0014ccaf" style:font-weight-asian="normal" style:font-weight-complex="normal"/>
    </style:style>
    <style:style style:name="P13" style:family="paragraph" style:parent-style-name="Standard">
      <style:text-properties fo:font-weight="normal" officeooo:rsid="00166428" officeooo:paragraph-rsid="00166428" style:font-weight-asian="normal" style:font-weight-complex="normal"/>
    </style:style>
    <style:style style:name="P14" style:family="paragraph" style:parent-style-name="Standard">
      <style:text-properties fo:font-weight="normal" officeooo:rsid="00166428" officeooo:paragraph-rsid="00196a74" style:font-weight-asian="normal" style:font-weight-complex="normal"/>
    </style:style>
    <style:style style:name="P15" style:family="paragraph" style:parent-style-name="Standard">
      <style:text-properties fo:font-weight="normal" officeooo:rsid="00182f3c" officeooo:paragraph-rsid="00182f3c" style:font-weight-asian="normal" style:font-weight-complex="normal"/>
    </style:style>
    <style:style style:name="P16" style:family="paragraph" style:parent-style-name="Standard">
      <style:text-properties fo:font-weight="bold" officeooo:rsid="00114f10" officeooo:paragraph-rsid="00114f10" style:font-weight-asian="bold" style:font-weight-complex="bold"/>
    </style:style>
    <style:style style:name="P17" style:family="paragraph" style:parent-style-name="Standard">
      <style:text-properties fo:font-weight="bold" officeooo:rsid="001b0667" officeooo:paragraph-rsid="001b0667" style:font-weight-asian="bold" style:font-weight-complex="bold"/>
    </style:style>
    <style:style style:name="P18" style:family="paragraph" style:parent-style-name="Standard">
      <style:text-properties fo:font-weight="normal" officeooo:rsid="001257cd" officeooo:paragraph-rsid="001257cd" style:font-weight-asian="normal" style:font-weight-complex="normal"/>
    </style:style>
    <style:style style:name="P19" style:family="paragraph" style:parent-style-name="Standard">
      <style:text-properties fo:font-weight="normal" officeooo:rsid="0012d1f2" officeooo:paragraph-rsid="0012d1f2" style:font-weight-asian="normal" style:font-weight-complex="normal"/>
    </style:style>
    <style:style style:name="P20" style:family="paragraph" style:parent-style-name="Standard">
      <style:text-properties fo:font-weight="normal" officeooo:rsid="00166428" officeooo:paragraph-rsid="00196a74" style:font-weight-asian="normal" style:font-weight-complex="normal"/>
    </style:style>
    <style:style style:name="P21" style:family="paragraph" style:parent-style-name="Standard">
      <style:text-properties fo:font-weight="normal" officeooo:rsid="00166428" officeooo:paragraph-rsid="00166428" style:font-weight-asian="normal" style:font-weight-complex="normal"/>
    </style:style>
    <style:style style:name="P22" style:family="paragraph" style:parent-style-name="Standard">
      <style:text-properties fo:font-weight="normal" officeooo:rsid="00182f3c" officeooo:paragraph-rsid="00182f3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57cd" style:font-weight-asian="normal" style:font-weight-complex="normal"/>
    </style:style>
    <style:style style:name="T3" style:family="text">
      <style:text-properties fo:font-weight="normal" officeooo:rsid="00166428" style:font-weight-asian="normal" style:font-weight-complex="normal"/>
    </style:style>
    <style:style style:name="T4" style:family="text">
      <style:text-properties fo:font-weight="normal" officeooo:rsid="00182f3c" style:font-weight-asian="normal" style:font-weight-complex="normal"/>
    </style:style>
    <style:style style:name="T5" style:family="text">
      <style:text-properties fo:font-weight="normal" officeooo:rsid="00196a74" style:font-weight-asian="normal" style:font-weight-complex="normal"/>
    </style:style>
    <style:style style:name="T6" style:family="text">
      <style:text-properties fo:font-weight="bold" officeooo:rsid="00166428" style:font-weight-asian="bold" style:font-weight-complex="bold"/>
    </style:style>
    <style:style style:name="T7" style:family="text">
      <style:text-properties officeooo:rsid="00196a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uario<text:span text:style-name="T1"> (id, país, código_postal, username, password, email, género, fecha_nacimiento, id_config)</text:span></text:p>
      <text:p text:style-name="P8">CP: {id}</text:p>
      <text:p text:style-name="P9">CA: {id_config} → Configuración</text:p>
      <text:p text:style-name="P8">Único: {id_config}</text:p>
      <text:p text:style-name="P1"><text:span text:style-name="T1">Valor no nulo: </text:span><text:span text:style-name="T2">{id_config}</text:span></text:p>
      <text:p text:style-name="P17"><text:span text:style-name="T2">Í</text:span><text:span text:style-name="T1">ndice {id, username, email, id_config}</text:span></text:p>
      <text:p text:style-name="P10"/>
      <text:p text:style-name="P2">Free<text:span text:style-name="T1"> (id_usuario_free, fecha_revisión, tiempo_publicidad)</text:span></text:p>
      <text:p text:style-name="P9">CP: {id_usuario_free}</text:p>
      <text:p text:style-name="P9">CA: {id_usuario_free} → Usuario</text:p>
      <text:p text:style-name="P17"><text:span text:style-name="T2">Í</text:span><text:span text:style-name="T1">ndice {id_usuario_free, fecha_revisión}</text:span></text:p>
      <text:p text:style-name="P9"/>
      <text:p text:style-name="P2">Premium<text:span text:style-name="T1"> (id_usuario_premium, fecha_renovación)</text:span></text:p>
      <text:p text:style-name="P9">CP: {id_usuario_premium}</text:p>
      <text:p text:style-name="P9">CA: {id_usuario_premium} → Usuario</text:p>
      <text:p text:style-name="P17"><text:span text:style-name="T2">Í</text:span><text:span text:style-name="T1">ndice {id_usuario_premium, fecha_renovación}</text:span></text:p>
      <text:p text:style-name="P9"/>
      <text:p text:style-name="P2">Suscripción<text:span text:style-name="T1"> (id, fecha_inicio, fecha_fin, id_usuario_premium, número_orden_pago)</text:span></text:p>
      <text:p text:style-name="P9">CP: {id}</text:p>
      <text:p text:style-name="P9">CA: {id_usuario_premium} → Premium</text:p>
      <text:p text:style-name="P9">CA: {número_orden_pago} → Pago</text:p>
      <text:p text:style-name="P9">Único: {número_orden_pago}</text:p>
      <text:p text:style-name="P9">Valor no nulo: {número_orden_pago}</text:p>
      <text:p text:style-name="P17"><text:span text:style-name="T2">Í</text:span><text:span text:style-name="T1">ndice {id, id_usuario_premium, número_orden_pago}</text:span></text:p>
      <text:p text:style-name="P9"/>
      <text:p text:style-name="P2">Pago<text:span text:style-name="T1"> (número_orden, fecha, total, id_formaPago)</text:span></text:p>
      <text:p text:style-name="P9">CP: {número_orden}</text:p>
      <text:p text:style-name="P9">CA: {id_formaPago} → FormaPago</text:p>
      <text:p text:style-name="P17"><text:span text:style-name="T2">Í</text:span><text:span text:style-name="T1">ndice {número_orden, id_formaPago}</text:span></text:p>
      <text:p text:style-name="P9"/>
      <text:p text:style-name="P3">FormaPago<text:span text:style-name="T1"> (id)</text:span></text:p>
      <text:p text:style-name="P11">CP: {id}</text:p>
      <text:p text:style-name="P17"><text:span text:style-name="T2">Í</text:span><text:span text:style-name="T1">ndice {id}</text:span></text:p>
      <text:p text:style-name="P11"/>
      <text:p text:style-name="P3">TarjetaCrédito<text:span text:style-name="T1"> (id_formaPago_tc, número_tarjeta, mes_caducidad, año_caducidad, código_seguridad)</text:span></text:p>
      <text:p text:style-name="P11">CP: {id_formaPago_tc}</text:p>
      <text:p text:style-name="P11">CA: {id_formaPago_tc} → FormaPago</text:p>
      <text:p text:style-name="P17"><text:span text:style-name="T2">Í</text:span><text:span text:style-name="T1">ndice {id_formaPago_tc, número_tarjeta}</text:span></text:p>
      <text:p text:style-name="P11"/>
      <text:p text:style-name="P3">Paypal<text:span text:style-name="T1"> (id_formaPago_paypal, username_paypal)</text:span></text:p>
      <text:p text:style-name="P11">CP: {id_formaPago_paypal}</text:p>
      <text:p text:style-name="P11">CA: {id_formaPago_paypal} → FormaPago</text:p>
      <text:p text:style-name="P17"><text:span text:style-name="T2">Í</text:span><text:span text:style-name="T1">ndice {id_formaPago_paypal, username_paypal}</text:span></text:p>
      <text:p text:style-name="P11"/>
      <text:p text:style-name="P3">Configuración<text:span text:style-name="T1"> (id, autoplay, ajuste, normalización, id_calidad, id_idioma, id_tipoDescarga)</text:span></text:p>
      <text:p text:style-name="P11">CP: {id}</text:p>
      <text:p text:style-name="P11">CA: {id_calidad} → Calidad</text:p>
      <text:p text:style-name="P11">CA: {id_idioma} → Idioma</text:p>
      <text:p text:style-name="P11">CA: {id_tipoDescarga} → TipoDescarga</text:p>
      <text:p text:style-name="P17"><text:span text:style-name="T2">Í</text:span><text:span text:style-name="T1">ndice {id, id_calidad, id_idioma, id_tipoDescarga}</text:span></text:p>
      <text:p text:style-name="P11"/>
      <text:p text:style-name="P3"><text:soft-page-break/>Calidad<text:span text:style-name="T1"> (id, nombre)</text:span></text:p>
      <text:p text:style-name="P11">CP: {id}</text:p>
      <text:p text:style-name="P17"><text:span text:style-name="T2">Í</text:span><text:span text:style-name="T1">ndice {id}</text:span></text:p>
      <text:p text:style-name="P17"><text:span text:style-name="T1"/></text:p>
      <text:p text:style-name="P3">Idioma <text:span text:style-name="T1">(id, nombre)</text:span></text:p>
      <text:p text:style-name="P11">CP: {id}</text:p>
      <text:p text:style-name="P17"><text:span text:style-name="T2">Í</text:span><text:span text:style-name="T1">ndice {id}</text:span></text:p>
      <text:p text:style-name="P17"><text:span text:style-name="T1"/></text:p>
      <text:p text:style-name="P3">TipoDescarga<text:span text:style-name="T1"> (id, nombre)</text:span></text:p>
      <text:p text:style-name="P11">CP: {id}</text:p>
      <text:p text:style-name="P17"><text:span text:style-name="T2">Í</text:span><text:span text:style-name="T1">ndice {id}</text:span></text:p>
      <text:p text:style-name="P11"/>
      <text:p text:style-name="P4">Podcast <text:span text:style-name="T1">(id, título, imagen, descripción, año)</text:span></text:p>
      <text:p text:style-name="P12">CP: {id}</text:p>
      <text:p text:style-name="P17"><text:span text:style-name="T2">Í</text:span><text:span text:style-name="T1">ndice {id}</text:span></text:p>
      <text:p text:style-name="P17"><text:span text:style-name="T1"/></text:p>
      <text:p text:style-name="P4">Capítulo<text:span text:style-name="T1"> (id, título, descripción, duración, fecha, número_reproducciones, id_podcast)</text:span></text:p>
      <text:p text:style-name="P12">CP: {id}</text:p>
      <text:p text:style-name="P12">CA: {id_podcast} → Podcast</text:p>
      <text:p text:style-name="P17"><text:span text:style-name="T2">Í</text:span><text:span text:style-name="T1">ndice {id, id_podcast, título}</text:span></text:p>
      <text:p text:style-name="P17"><text:span text:style-name="T1"/></text:p>
      <text:p text:style-name="P4">Playlist<text:span text:style-name="T1"> (id, título, número_canciones, fecha_creación, id_usuario)</text:span></text:p>
      <text:p text:style-name="P12">CP: {id}</text:p>
      <text:p text:style-name="P12">CA: {id_usuario} → Usuario</text:p>
      <text:p text:style-name="P17"><text:span text:style-name="T2">Í</text:span><text:span text:style-name="T1">ndice {id, id_usuario, título}</text:span></text:p>
      <text:p text:style-name="P17"><text:span text:style-name="T1"/></text:p>
      <text:p text:style-name="P4">Eliminada<text:span text:style-name="T1"> (id_playlist_eliminada, fecha_eliminación)</text:span></text:p>
      <text:p text:style-name="P12">CP: {id_playlist_eliminada}</text:p>
      <text:p text:style-name="P17"><text:span text:style-name="T2">Í</text:span><text:span text:style-name="T1">ndice {id_playlist_eliminada}</text:span></text:p>
      <text:p text:style-name="P17"><text:span text:style-name="T1"/></text:p>
      <text:p text:style-name="P4">Activa<text:span text:style-name="T1"> (id_playlist_activa, es_compartida)</text:span></text:p>
      <text:p text:style-name="P12">CP: {id_playlist_activa}</text:p>
      <text:p text:style-name="P17"><text:span text:style-name="T2">Í</text:span><text:span text:style-name="T1">ndice {id_playlist_activa}</text:span></text:p>
      <text:p text:style-name="P17"><text:span text:style-name="T1"/></text:p>
      <text:p text:style-name="P4">Patrocinada<text:span text:style-name="T1"> (id_playlist_patrocinada, patrocinada, fecha_inicio, fecha_fin)</text:span></text:p>
      <text:p text:style-name="P12">CP: {id_playlist_patrocinada}</text:p>
      <text:p text:style-name="P17"><text:span text:style-name="T2">Í</text:span><text:span text:style-name="T1">ndice {id_playlis_patrocinada}</text:span></text:p>
      <text:p text:style-name="P17"><text:span text:style-name="T1"/></text:p>
      <text:p text:style-name="P4">Favoritas<text:span text:style-name="T1"> (id_playlist_favoritas)</text:span></text:p>
      <text:p text:style-name="P12">CP: {id_playlist_favoritas}</text:p>
      <text:p text:style-name="P17"><text:span text:style-name="T2">Í</text:span><text:span text:style-name="T1">ndice {id_playlist_favoritas}</text:span></text:p>
      <text:p text:style-name="P17"><text:span text:style-name="T1"/></text:p>
      <text:p text:style-name="Standard"><text:span text:style-name="T6">Canción</text:span><text:span text:style-name="T3"> (id, título, duración, ruta, número_reproducciones, id_</text:span><text:span text:style-name="T4">á</text:span><text:span text:style-name="T3">lbum)</text:span></text:p>
      <text:p text:style-name="P13">CP: {id}</text:p>
      <text:p text:style-name="P7"><text:span text:style-name="T1">CA: {id_</text:span><text:span text:style-name="T4">á</text:span><text:span text:style-name="T1">lbum} → Álbum</text:span></text:p>
      <text:p text:style-name="P17"><text:span text:style-name="T2">Í</text:span><text:span text:style-name="T1">ndice {id, título, id_álbum}</text:span></text:p>
      <text:p text:style-name="P17"><text:span text:style-name="T1"/></text:p>
      <text:p text:style-name="P5">Letra<text:span text:style-name="T1"> (id, ruta, </text:span><text:span text:style-name="T5">id_canción</text:span><text:span text:style-name="T1">)</text:span></text:p>
      <text:p text:style-name="P13">CP: {id}</text:p>
      <text:p text:style-name="P14">CA: {id_<text:span text:style-name="T7">canción</text:span>} → <text:span text:style-name="T7">Canción</text:span></text:p>
      <text:p text:style-name="P14">Único: {id_<text:span text:style-name="T7">canción</text:span>}</text:p>
      <text:p text:style-name="P14">Valor no nulo: {id_<text:span text:style-name="T7">canción</text:span>}</text:p>
      <text:p text:style-name="P17"><text:soft-page-break/><text:span text:style-name="T2">Í</text:span><text:span text:style-name="T1">ndice {id, id_canción}</text:span></text:p>
      <text:p text:style-name="P13"/>
      <text:p text:style-name="P5">Álbum<text:span text:style-name="T1"> (id, año, título, imagen, patrocinado, fecha_inicio_patrocinio, fecha_fin_patrocinio, id_artista)</text:span></text:p>
      <text:p text:style-name="P13">CP: {id}</text:p>
      <text:p text:style-name="P13">CA: {id_artista} → Artista</text:p>
      <text:p text:style-name="P17"><text:span text:style-name="T2">Í</text:span><text:span text:style-name="T1">ndice {id, título, id_artista}</text:span></text:p>
      <text:p text:style-name="P13"/>
      <text:p text:style-name="P5">Artista <text:span text:style-name="T1">(id, nombre, imagen)</text:span></text:p>
      <text:p text:style-name="P13">CP: {id}</text:p>
      <text:p text:style-name="P17"><text:span text:style-name="T2">Í</text:span><text:span text:style-name="T1">ndice {id, nombre}</text:span></text:p>
      <text:p text:style-name="P13"/>
      <text:p text:style-name="P5">Usuario_Podcast<text:span text:style-name="T1"> (id_usuario, id_podcast)</text:span></text:p>
      <text:p text:style-name="P13">CP: {id_usuario, id_podcast}</text:p>
      <text:p text:style-name="P13">CA: {id_usuario} → Usuario</text:p>
      <text:p text:style-name="P13">CA: {id_podcast} → Podcast</text:p>
      <text:p text:style-name="P17"><text:span text:style-name="T2">Í</text:span><text:span text:style-name="T1">ndice {id_usuario, id_podcast}</text:span></text:p>
      <text:p text:style-name="P13"/>
      <text:p text:style-name="P5">Usuario1_Usuario2<text:span text:style-name="T1"> (id_usuario1, </text:span><text:span text:style-name="T4">id_usuario2</text:span><text:span text:style-name="T1">)</text:span></text:p>
      <text:p text:style-name="P15">CP: {id_usuario1, id_usuario2}</text:p>
      <text:p text:style-name="P15">CA: {id_usuario1} → Usuario</text:p>
      <text:p text:style-name="P15">CA: {id_usuario2} → Usuario</text:p>
      <text:p text:style-name="P17"><text:span text:style-name="T2">Í</text:span><text:span text:style-name="T1">ndice {id_usuario1, id_usuario2}</text:span></text:p>
      <text:p text:style-name="P15"/>
      <text:p text:style-name="P6">Premium_Canción<text:span text:style-name="T1"> (id_usuario_premium, id_canción)</text:span></text:p>
      <text:p text:style-name="P15">CP: {id_usuario_premium, id_canción}</text:p>
      <text:p text:style-name="P15">CA: {id_usuario_premium} → Premium</text:p>
      <text:p text:style-name="P15">CA: {id_canción} → Canción</text:p>
      <text:p text:style-name="P17"><text:span text:style-name="T2">Í</text:span><text:span text:style-name="T1">ndice {id_usuario_premium, id_canción}</text:span></text:p>
      <text:p text:style-name="P17"><text:span text:style-name="T1"/></text:p>
      <text:p text:style-name="P6">Usuario_Playlist<text:span text:style-name="T1"> (id_usuario, id_playlist)</text:span></text:p>
      <text:p text:style-name="P15">CP: {id_usuario, id_playlist}</text:p>
      <text:p text:style-name="P15">CA: {id_usuario} → Usuario</text:p>
      <text:p text:style-name="P15">CA: {id_playlist} → Playlist</text:p>
      <text:p text:style-name="P17"><text:span text:style-name="T2">Í</text:span><text:span text:style-name="T1">ndice {id_usuario, id_playlist}</text:span></text:p>
      <text:p text:style-name="P17"><text:span text:style-name="T1"/></text:p>
      <text:p text:style-name="P6">Usuario_Canción_Playlist<text:span text:style-name="T1"> (id_usuario, id_playlist, id_canción, fecha_añadida)</text:span></text:p>
      <text:p text:style-name="P15">CP: {id_usuario, id_playlist, id_canción}</text:p>
      <text:p text:style-name="P15">CA: {id_usuario} → Usuario</text:p>
      <text:p text:style-name="P15">CA: {id_playlist} → Playlist</text:p>
      <text:p text:style-name="P15">CA: {id_canción} → Canción</text:p>
      <text:p text:style-name="P17"><text:span text:style-name="T2">Í</text:span><text:span text:style-name="T1">ndice {id_usuario, id_playlist, id_canción}</text:span></text:p>
      <text:p text:style-name="P17"><text:span text:style-name="T1"/></text:p>
      <text:p text:style-name="P6">Usuario_Canción <text:span text:style-name="T1">(id_usuario, id_canción)</text:span></text:p>
      <text:p text:style-name="P15">CP: {id_usuario, id_canción}</text:p>
      <text:p text:style-name="P15">CA: {id_usuario} → Usuario</text:p>
      <text:p text:style-name="P15">CA: {id_canción} → Canción</text:p>
      <text:p text:style-name="P17"><text:span text:style-name="T2">Í</text:span><text:span text:style-name="T1">ndice {id_usuario, id_canción}</text:span></text:p>
      <text:p text:style-name="P17"><text:span text:style-name="T1"/></text:p>
      <text:p text:style-name="P6">Usuario_Álbum<text:span text:style-name="T1"> (id_usuario, id_álbum)</text:span></text:p>
      <text:p text:style-name="P15">CP: {id_usuario, id_álbum}</text:p>
      <text:p text:style-name="P15">CA: {id_usuario} → Usuario</text:p>
      <text:p text:style-name="P15"><text:soft-page-break/>CA: {id_álbum} → Álbum</text:p>
      <text:p text:style-name="P17"><text:span text:style-name="T2">Í</text:span><text:span text:style-name="T1">ndice {id_ usuario, id_álbum}</text:span></text:p>
      <text:p text:style-name="P15"/>
      <text:p text:style-name="P6">Usuario_Artista<text:span text:style-name="T1"> (id_usuario, id_artista)</text:span></text:p>
      <text:p text:style-name="P15">CP: {id_usuario, id_artista}</text:p>
      <text:p text:style-name="P15">CA: {id_usuario} → Usuario</text:p>
      <text:p text:style-name="P15">CA: {id_artista} → Artista</text:p>
      <text:p text:style-name="P17"><text:span text:style-name="T2">Í</text:span><text:span text:style-name="T1">ndice {id_usuario, id_artista}</text:span></text:p>
      <text:p text:style-name="P15"/>
      <text:p text:style-name="P6">Artista1_Artista2 <text:span text:style-name="T1">(id_artista1, id_artista2)</text:span></text:p>
      <text:p text:style-name="P15">CP: {id_artista1, id_artista2}</text:p>
      <text:p text:style-name="P15">CA: {id_artista1} → Artista</text:p>
      <text:p text:style-name="P15">CA: {id_artista2} → Artista</text:p>
      <text:p text:style-name="P17"><text:span text:style-name="T2">Í</text:span><text:span text:style-name="T1">ndice {id_artista1, id_artista2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9T19:17:10.400000000</meta:creation-date>
    <meta:generator>LibreOffice/7.1.3.2$Windows_X86_64 LibreOffice_project/47f78053abe362b9384784d31a6e56f8511eb1c1</meta:generator>
    <dc:date>2022-03-30T15:00:00.025000000</dc:date>
    <meta:editing-duration>PT15M49S</meta:editing-duration>
    <meta:editing-cycles>3</meta:editing-cycles>
    <meta:document-statistic meta:table-count="0" meta:image-count="0" meta:object-count="0" meta:page-count="4" meta:paragraph-count="137" meta:word-count="472" meta:character-count="4395" meta:non-whitespace-character-count="4060"/>
  </office:meta>
</office:document-meta>
</file>